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0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od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or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 (highscores etc.)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tching system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ial medi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track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a testin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hievem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finite mode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2" table:formula="of:=SUM([.C1:.C17]) * 2" office:value-type="float" office:value="86" calcext:value-type="float">
            <text:p>86.00</text:p>
          </table:table-cell>
          <table:table-cell office:value-type="string" calcext:value-type="string">
            <text:p><text:s/>days</text:p>
          </table:table-cell>
        </table:table-row>
        <table:table-row table:style-name="ro1">
          <table:table-cell table:number-columns-repeated="2"/>
          <table:table-cell table:style-name="ce2" table:formula="of:=[.C19]/30.5" office:value-type="float" office:value="2.81967213114754" calcext:value-type="float">
            <text:p>2.82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table:number-columns-repeated="2"/>
          <table:table-cell table:style-name="ce2" table:formula="of:=[.C19]/365" office:value-type="float" office:value="0.235616438356164" calcext:value-type="float">
            <text:p>0.24</text:p>
          </table:table-cell>
          <table:table-cell office:value-type="string" calcext:value-type="string">
            <text:p><text:s/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.00.0000</text:date>, <text:time style:data-style-name="N2" text:time-value="17:24:16.4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7:33.029000000</meta:creation-date>
    <dc:date>2016-07-16T17:29:13.583000000</dc:date>
    <meta:editing-duration>PT8H24M40S</meta:editing-duration>
    <meta:editing-cycles>17</meta:editing-cycles>
    <meta:generator>LibreOffice/4.4.7.2$Windows_x86 LibreOffice_project/f3153a8b245191196a4b6b9abd1d0da16eead600</meta:generator>
    <meta:document-statistic meta:table-count="1" meta:cell-count="32" meta:object-count="0"/>
  </office:meta>
</office:document-meta>
</file>